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96.9467455621302" calcext:value-type="float">
            <text:p>96,9467455621302</text:p>
          </table:table-cell>
          <table:table-cell table:formula="of:=([.B3]-[.$D$8])^2" office:value-type="float" office:value="37.8698224852071" calcext:value-type="float">
            <text:p>37,8698224852071</text:p>
          </table:table-cell>
          <table:table-cell table:formula="of:=([.C3]-[.$D$8])^2" office:value-type="float" office:value="61.5621301775148" calcext:value-type="float">
            <text:p>61,5621301775148</text:p>
          </table:table-cell>
          <table:table-cell table:formula="of:=([.D3]-[.$D$8])^2" office:value-type="float" office:value="14.792899408284" calcext:value-type="float">
            <text:p>14,792899408284</text:p>
          </table:table-cell>
          <table:table-cell table:formula="of:=([.E3]-[.$D$8])^2" office:value-type="float" office:value="4.63905325443787" calcext:value-type="float">
            <text:p>4,63905325443787</text:p>
          </table:table-cell>
          <table:table-cell table:formula="of:=([.F3]-[.$D$8])^2" office:value-type="float" office:value="9.94674556213017" calcext:value-type="float">
            <text:p>9,94674556213017</text:p>
          </table:table-cell>
          <table:table-cell table:formula="of:=([.G3]-[.$D$8])^2" office:value-type="float" office:value="9.94674556213017" calcext:value-type="float">
            <text:p>9,94674556213017</text:p>
          </table:table-cell>
          <table:table-cell table:formula="of:=([.H3]-[.$D$8])^2" office:value-type="float" office:value="4.63905325443787" calcext:value-type="float">
            <text:p>4,63905325443787</text:p>
          </table:table-cell>
          <table:table-cell table:formula="of:=([.I3]-[.$D$8])^2" office:value-type="float" office:value="0.715976331360948" calcext:value-type="float">
            <text:p>0,715976331360948</text:p>
          </table:table-cell>
          <table:table-cell table:formula="of:=([.J3]-[.$D$8])^2" office:value-type="float" office:value="0.715976331360948" calcext:value-type="float">
            <text:p>0,715976331360948</text:p>
          </table:table-cell>
          <table:table-cell table:formula="of:=([.K3]-[.$D$8])^2" office:value-type="float" office:value="0.0236686390532543" calcext:value-type="float">
            <text:p>0,023668639053254</text:p>
          </table:table-cell>
          <table:table-cell table:formula="of:=([.L3]-[.$D$8])^2" office:value-type="float" office:value="0.715976331360948" calcext:value-type="float">
            <text:p>0,715976331360948</text:p>
          </table:table-cell>
          <table:table-cell table:formula="of:=([.M3]-[.$D$8])^2" office:value-type="float" office:value="51.1775147928994" calcext:value-type="float">
            <text:p>51,1775147928994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106.248520710059" calcext:value-type="float">
            <text:p>106,248520710059</text:p>
          </table:table-cell>
          <table:table-cell table:formula="of:=([.$D$9]-(87-[.B3]))^2" office:value-type="float" office:value="32.4023668639053" calcext:value-type="float">
            <text:p>32,4023668639053</text:p>
          </table:table-cell>
          <table:table-cell table:formula="of:=([.$D$9]-(87-[.C3]))^2" office:value-type="float" office:value="69.0177514792899" calcext:value-type="float">
            <text:p>69,0177514792899</text:p>
          </table:table-cell>
          <table:table-cell table:formula="of:=([.$D$9]-(87-[.D3]))^2" office:value-type="float" office:value="18.5562130177515" calcext:value-type="float">
            <text:p>18,5562130177515</text:p>
          </table:table-cell>
          <table:table-cell table:formula="of:=([.$D$9]-(87-[.E3]))^2" office:value-type="float" office:value="2.86390532544379" calcext:value-type="float">
            <text:p>2,86390532544379</text:p>
          </table:table-cell>
          <table:table-cell table:formula="of:=([.$D$9]-(87-[.F3]))^2" office:value-type="float" office:value="7.24852071005918" calcext:value-type="float">
            <text:p>7,24852071005918</text:p>
          </table:table-cell>
          <table:table-cell table:formula="of:=([.$D$9]-(87-[.G3]))^2" office:value-type="float" office:value="7.24852071005918" calcext:value-type="float">
            <text:p>7,24852071005918</text:p>
          </table:table-cell>
          <table:table-cell table:formula="of:=([.$D$9]-(87-[.H3]))^2" office:value-type="float" office:value="2.86390532544379" calcext:value-type="float">
            <text:p>2,86390532544379</text:p>
          </table:table-cell>
          <table:table-cell table:formula="of:=([.$D$9]-(87-[.I3]))^2" office:value-type="float" office:value="1.71005917159763" calcext:value-type="float">
            <text:p>1,71005917159763</text:p>
          </table:table-cell>
          <table:table-cell table:formula="of:=([.$D$9]-(87-[.J3]))^2" office:value-type="float" office:value="1.71005917159763" calcext:value-type="float">
            <text:p>1,71005917159763</text:p>
          </table:table-cell>
          <table:table-cell table:formula="of:=([.$D$9]-(87-[.K3]))^2" office:value-type="float" office:value="0.0946745562130171" calcext:value-type="float">
            <text:p>0,094674556213017</text:p>
          </table:table-cell>
          <table:table-cell table:formula="of:=([.$D$9]-(87-[.L3]))^2" office:value-type="float" office:value="1.71005917159763" calcext:value-type="float">
            <text:p>1,71005917159763</text:p>
          </table:table-cell>
          <table:table-cell table:formula="of:=([.$D$9]-(87-[.M3]))^2" office:value-type="float" office:value="44.7869822485207" calcext:value-type="float">
            <text:p>44,78698224852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206" calcext:value-type="float">
            <text:p>206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182139699381079" calcext:value-type="float">
            <text:p>0,182139699381079</text:p>
          </table:table-cell>
          <table:table-cell table:formula="of:=[.A8]/[.B8]" office:value-type="float" office:value="15.8461538461538" calcext:value-type="float">
            <text:p>15,8461538461538</text:p>
          </table:table-cell>
          <table:table-cell table:formula="of:=SQRT(SUM([.A5:.M5])/[.B8])" office:value-type="float" office:value="4.75307437100782" calcext:value-type="float">
            <text:p>4,75307437100782</text:p>
          </table:table-cell>
          <table:table-cell table:formula="of:=[.E8]/87" office:value-type="float" office:value="0.0546330387472163" calcext:value-type="float">
            <text:p>0,05463303874721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12555260831123" calcext:value-type="float">
            <text:p>0,812555260831123</text:p>
          </table:table-cell>
          <table:table-cell table:formula="of:=[.C9]*87" office:value-type="float" office:value="70.6923076923077" calcext:value-type="float">
            <text:p>70,6923076923077</text:p>
          </table:table-cell>
          <table:table-cell table:formula="of:=SQRT(SUM([.A6:.M6])/[.B8])" office:value-type="float" office:value="4.77543021389808" calcext:value-type="float">
            <text:p>4,77543021389808</text:p>
          </table:table-cell>
          <table:table-cell table:formula="of:=[.E9]/87" office:value-type="float" office:value="0.0548900024585986" calcext:value-type="float">
            <text:p>0,05489000245859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530503978779841" calcext:value-type="float">
            <text:p>0,005305039787798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hanging objective mid-skeleton changes behavior</text:p>
          </table:table-cell>
          <table:table-cell table:number-columns-repeated="23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0.21301775147929" calcext:value-type="float">
            <text:p>0,21301775147929</text:p>
          </table:table-cell>
          <table:table-cell table:formula="of:=([.B3]-[.$D$8])^2" office:value-type="float" office:value="0.21301775147929" calcext:value-type="float">
            <text:p>0,21301775147929</text:p>
          </table:table-cell>
          <table:table-cell table:formula="of:=([.C3]-[.$D$8])^2" office:value-type="float" office:value="0.21301775147929" calcext:value-type="float">
            <text:p>0,21301775147929</text:p>
          </table:table-cell>
          <table:table-cell table:formula="of:=([.D3]-[.$D$8])^2" office:value-type="float" office:value="0.21301775147929" calcext:value-type="float">
            <text:p>0,21301775147929</text:p>
          </table:table-cell>
          <table:table-cell table:formula="of:=([.E3]-[.$D$8])^2" office:value-type="float" office:value="0.21301775147929" calcext:value-type="float">
            <text:p>0,21301775147929</text:p>
          </table:table-cell>
          <table:table-cell table:formula="of:=([.F3]-[.$D$8])^2" office:value-type="float" office:value="0.21301775147929" calcext:value-type="float">
            <text:p>0,21301775147929</text:p>
          </table:table-cell>
          <table:table-cell table:formula="of:=([.G3]-[.$D$8])^2" office:value-type="float" office:value="0.21301775147929" calcext:value-type="float">
            <text:p>0,21301775147929</text:p>
          </table:table-cell>
          <table:table-cell table:formula="of:=([.H3]-[.$D$8])^2" office:value-type="float" office:value="0.289940828402367" calcext:value-type="float">
            <text:p>0,289940828402367</text:p>
          </table:table-cell>
          <table:table-cell table:formula="of:=([.I3]-[.$D$8])^2" office:value-type="float" office:value="6.44378698224852" calcext:value-type="float">
            <text:p>6,44378698224852</text:p>
          </table:table-cell>
          <table:table-cell table:formula="of:=([.J3]-[.$D$8])^2" office:value-type="float" office:value="0.289940828402367" calcext:value-type="float">
            <text:p>0,289940828402367</text:p>
          </table:table-cell>
          <table:table-cell table:formula="of:=([.K3]-[.$D$8])^2" office:value-type="float" office:value="0.289940828402367" calcext:value-type="float">
            <text:p>0,289940828402367</text:p>
          </table:table-cell>
          <table:table-cell table:formula="of:=([.L3]-[.$D$8])^2" office:value-type="float" office:value="0.21301775147929" calcext:value-type="float">
            <text:p>0,21301775147929</text:p>
          </table:table-cell>
          <table:table-cell table:formula="of:=([.M3]-[.$D$8])^2" office:value-type="float" office:value="0.21301775147929" calcext:value-type="float">
            <text:p>0,21301775147929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0.213017751479295" calcext:value-type="float">
            <text:p>0,213017751479295</text:p>
          </table:table-cell>
          <table:table-cell table:formula="of:=([.$D$9]-(87-[.B3]))^2" office:value-type="float" office:value="0.213017751479295" calcext:value-type="float">
            <text:p>0,213017751479295</text:p>
          </table:table-cell>
          <table:table-cell table:formula="of:=([.$D$9]-(87-[.C3]))^2" office:value-type="float" office:value="0.213017751479295" calcext:value-type="float">
            <text:p>0,213017751479295</text:p>
          </table:table-cell>
          <table:table-cell table:formula="of:=([.$D$9]-(87-[.D3]))^2" office:value-type="float" office:value="0.213017751479295" calcext:value-type="float">
            <text:p>0,213017751479295</text:p>
          </table:table-cell>
          <table:table-cell table:formula="of:=([.$D$9]-(87-[.E3]))^2" office:value-type="float" office:value="0.213017751479295" calcext:value-type="float">
            <text:p>0,213017751479295</text:p>
          </table:table-cell>
          <table:table-cell table:formula="of:=([.$D$9]-(87-[.F3]))^2" office:value-type="float" office:value="0.213017751479295" calcext:value-type="float">
            <text:p>0,213017751479295</text:p>
          </table:table-cell>
          <table:table-cell table:formula="of:=([.$D$9]-(87-[.G3]))^2" office:value-type="float" office:value="0.213017751479295" calcext:value-type="float">
            <text:p>0,213017751479295</text:p>
          </table:table-cell>
          <table:table-cell table:formula="of:=([.$D$9]-(87-[.H3]))^2" office:value-type="float" office:value="0.289940828402361" calcext:value-type="float">
            <text:p>0,289940828402361</text:p>
          </table:table-cell>
          <table:table-cell table:formula="of:=([.$D$9]-(87-[.I3]))^2" office:value-type="float" office:value="6.44378698224849" calcext:value-type="float">
            <text:p>6,44378698224849</text:p>
          </table:table-cell>
          <table:table-cell table:formula="of:=([.$D$9]-(87-[.J3]))^2" office:value-type="float" office:value="0.289940828402361" calcext:value-type="float">
            <text:p>0,289940828402361</text:p>
          </table:table-cell>
          <table:table-cell table:formula="of:=([.$D$9]-(87-[.K3]))^2" office:value-type="float" office:value="0.289940828402361" calcext:value-type="float">
            <text:p>0,289940828402361</text:p>
          </table:table-cell>
          <table:table-cell table:formula="of:=([.$D$9]-(87-[.L3]))^2" office:value-type="float" office:value="0.213017751479295" calcext:value-type="float">
            <text:p>0,213017751479295</text:p>
          </table:table-cell>
          <table:table-cell table:formula="of:=([.$D$9]-(87-[.M3]))^2" office:value-type="float" office:value="0.213017751479295" calcext:value-type="float">
            <text:p>0,213017751479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6" calcext:value-type="float">
            <text:p>6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0530503978779841" calcext:value-type="float">
            <text:p>0,005305039787798</text:p>
          </table:table-cell>
          <table:table-cell table:formula="of:=[.A8]/[.B8]" office:value-type="float" office:value="0.461538461538462" calcext:value-type="float">
            <text:p>0,461538461538462</text:p>
          </table:table-cell>
          <table:table-cell table:formula="of:=SQRT(SUM([.A5:.M5])/[.B8])" office:value-type="float" office:value="0.842650088469486" calcext:value-type="float">
            <text:p>0,842650088469486</text:p>
          </table:table-cell>
          <table:table-cell table:formula="of:=[.E8]/87" office:value-type="float" office:value="0.00968563320079869" calcext:value-type="float">
            <text:p>0,00968563320079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4694960212202" calcext:value-type="float">
            <text:p>0,994694960212202</text:p>
          </table:table-cell>
          <table:table-cell table:formula="of:=[.C9]*87" office:value-type="float" office:value="86.5384615384615" calcext:value-type="float">
            <text:p>86,5384615384615</text:p>
          </table:table-cell>
          <table:table-cell table:formula="of:=SQRT(SUM([.A6:.M6])/[.B8])" office:value-type="float" office:value="0.842650088469486" calcext:value-type="float">
            <text:p>0,842650088469486</text:p>
          </table:table-cell>
          <table:table-cell table:formula="of:=[.E9]/87" office:value-type="float" office:value="0.00968563320079869" calcext:value-type="float">
            <text:p>0,00968563320079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.00530503978779841" calcext:value-type="float">
            <text:p>0,005305039787798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 office:value-type="string" calcext:value-type="string">
            <text:p>No solution occasionally if all three objects are stacked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stack has to be dismantled twice</text:p>
          </table:table-cell>
          <table:table-cell table:number-columns-repeated="16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4-8" office:value-type="float" office:value="6" calcext:value-type="float">
            <text:p>6</text:p>
          </table:table-cell>
          <table:table-cell table:formula="of:=10-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8-6" office:value-type="float" office:value="2" calcext:value-type="float">
            <text:p>2</text:p>
          </table:table-cell>
          <table:table-cell table:formula="of:=6-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2.6094674556213" calcext:value-type="float">
            <text:p>2,6094674556213</text:p>
          </table:table-cell>
          <table:table-cell table:formula="of:=([.B3]-[.$D$8])^2" office:value-type="float" office:value="1.91715976331361" calcext:value-type="float">
            <text:p>1,91715976331361</text:p>
          </table:table-cell>
          <table:table-cell table:formula="of:=([.C3]-[.$D$8])^2" office:value-type="float" office:value="1.91715976331361" calcext:value-type="float">
            <text:p>1,91715976331361</text:p>
          </table:table-cell>
          <table:table-cell table:formula="of:=([.D3]-[.$D$8])^2" office:value-type="float" office:value="1.91715976331361" calcext:value-type="float">
            <text:p>1,91715976331361</text:p>
          </table:table-cell>
          <table:table-cell table:formula="of:=([.E3]-[.$D$8])^2" office:value-type="float" office:value="1.91715976331361" calcext:value-type="float">
            <text:p>1,91715976331361</text:p>
          </table:table-cell>
          <table:table-cell table:formula="of:=([.F3]-[.$D$8])^2" office:value-type="float" office:value="21.301775147929" calcext:value-type="float">
            <text:p>21,301775147929</text:p>
          </table:table-cell>
          <table:table-cell table:formula="of:=([.G3]-[.$D$8])^2" office:value-type="float" office:value="13.0710059171598" calcext:value-type="float">
            <text:p>13,0710059171598</text:p>
          </table:table-cell>
          <table:table-cell table:formula="of:=([.H3]-[.$D$8])^2" office:value-type="float" office:value="1.91715976331361" calcext:value-type="float">
            <text:p>1,91715976331361</text:p>
          </table:table-cell>
          <table:table-cell table:formula="of:=([.I3]-[.$D$8])^2" office:value-type="float" office:value="1.91715976331361" calcext:value-type="float">
            <text:p>1,91715976331361</text:p>
          </table:table-cell>
          <table:table-cell table:formula="of:=([.J3]-[.$D$8])^2" office:value-type="float" office:value="0.378698224852071" calcext:value-type="float">
            <text:p>0,378698224852071</text:p>
          </table:table-cell>
          <table:table-cell table:formula="of:=([.K3]-[.$D$8])^2" office:value-type="float" office:value="0.378698224852071" calcext:value-type="float">
            <text:p>0,378698224852071</text:p>
          </table:table-cell>
          <table:table-cell table:formula="of:=([.L3]-[.$D$8])^2" office:value-type="float" office:value="1.91715976331361" calcext:value-type="float">
            <text:p>1,91715976331361</text:p>
          </table:table-cell>
          <table:table-cell table:formula="of:=([.M3]-[.$D$8])^2" office:value-type="float" office:value="1.91715976331361" calcext:value-type="float">
            <text:p>1,91715976331361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2.60946745562129" calcext:value-type="float">
            <text:p>2,60946745562129</text:p>
          </table:table-cell>
          <table:table-cell table:formula="of:=([.$D$9]-(87-[.B3]))^2" office:value-type="float" office:value="1.91715976331362" calcext:value-type="float">
            <text:p>1,91715976331362</text:p>
          </table:table-cell>
          <table:table-cell table:formula="of:=([.$D$9]-(87-[.C3]))^2" office:value-type="float" office:value="1.91715976331362" calcext:value-type="float">
            <text:p>1,91715976331362</text:p>
          </table:table-cell>
          <table:table-cell table:formula="of:=([.$D$9]-(87-[.D3]))^2" office:value-type="float" office:value="1.91715976331362" calcext:value-type="float">
            <text:p>1,91715976331362</text:p>
          </table:table-cell>
          <table:table-cell table:formula="of:=([.$D$9]-(87-[.E3]))^2" office:value-type="float" office:value="1.91715976331362" calcext:value-type="float">
            <text:p>1,91715976331362</text:p>
          </table:table-cell>
          <table:table-cell table:formula="of:=([.$D$9]-(87-[.F3]))^2" office:value-type="float" office:value="21.301775147929" calcext:value-type="float">
            <text:p>21,301775147929</text:p>
          </table:table-cell>
          <table:table-cell table:formula="of:=([.$D$9]-(87-[.G3]))^2" office:value-type="float" office:value="13.0710059171597" calcext:value-type="float">
            <text:p>13,0710059171597</text:p>
          </table:table-cell>
          <table:table-cell table:formula="of:=([.$D$9]-(87-[.H3]))^2" office:value-type="float" office:value="1.91715976331362" calcext:value-type="float">
            <text:p>1,91715976331362</text:p>
          </table:table-cell>
          <table:table-cell table:formula="of:=([.$D$9]-(87-[.I3]))^2" office:value-type="float" office:value="1.91715976331362" calcext:value-type="float">
            <text:p>1,91715976331362</text:p>
          </table:table-cell>
          <table:table-cell table:formula="of:=([.$D$9]-(87-[.J3]))^2" office:value-type="float" office:value="0.378698224852068" calcext:value-type="float">
            <text:p>0,378698224852068</text:p>
          </table:table-cell>
          <table:table-cell table:formula="of:=([.$D$9]-(87-[.K3]))^2" office:value-type="float" office:value="0.378698224852068" calcext:value-type="float">
            <text:p>0,378698224852068</text:p>
          </table:table-cell>
          <table:table-cell table:formula="of:=([.$D$9]-(87-[.L3]))^2" office:value-type="float" office:value="1.91715976331362" calcext:value-type="float">
            <text:p>1,91715976331362</text:p>
          </table:table-cell>
          <table:table-cell table:formula="of:=([.$D$9]-(87-[.M3]))^2" office:value-type="float" office:value="1.91715976331362" calcext:value-type="float">
            <text:p>1,917159763313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18" calcext:value-type="float">
            <text:p>18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159151193633952" calcext:value-type="float">
            <text:p>0,015915119363395</text:p>
          </table:table-cell>
          <table:table-cell table:formula="of:=[.A8]/[.B8]" office:value-type="float" office:value="1.38461538461538" calcext:value-type="float">
            <text:p>1,38461538461538</text:p>
          </table:table-cell>
          <table:table-cell table:formula="of:=SQRT(SUM([.A5:.M5])/[.B8])" office:value-type="float" office:value="2.02060392870211" calcext:value-type="float">
            <text:p>2,02060392870211</text:p>
          </table:table-cell>
          <table:table-cell table:formula="of:=[.E8]/87" office:value-type="float" office:value="0.0232253325138173" calcext:value-type="float">
            <text:p>0,02322533251381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84084880636605" calcext:value-type="float">
            <text:p>0,984084880636605</text:p>
          </table:table-cell>
          <table:table-cell table:formula="of:=[.C9]*87" office:value-type="float" office:value="85.6153846153846" calcext:value-type="float">
            <text:p>85,6153846153846</text:p>
          </table:table-cell>
          <table:table-cell table:formula="of:=SQRT(SUM([.A6:.M6])/[.B8])" office:value-type="float" office:value="2.02060392870211" calcext:value-type="float">
            <text:p>2,02060392870211</text:p>
          </table:table-cell>
          <table:table-cell table:formula="of:=[.E9]/87" office:value-type="float" office:value="0.0232253325138173" calcext:value-type="float">
            <text:p>0,023225332513817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  <table:table-cell office:value-type="float" office:value="312" calcext:value-type="float">
            <text:p>312</text:p>
          </table:table-cell>
          <table:table-cell office:value-type="float" office:value="216" calcext:value-type="float">
            <text:p>216</text:p>
          </table:table-cell>
          <table:table-cell office:value-type="float" office:value="220" calcext:value-type="float">
            <text:p>220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3+1" office:value-type="float" office:value="4" calcext:value-type="float">
            <text:p>4</text:p>
          </table:table-cell>
          <table:table-cell table:formula="of:=5+3" office:value-type="float" office:value="8" calcext:value-type="float">
            <text:p>8</text:p>
          </table:table-cell>
          <table:table-cell table:formula="of:=6+1" office:value-type="float" office:value="7" calcext:value-type="float">
            <text:p>7</text:p>
          </table:table-cell>
          <table:table-cell table:formula="of:=4+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formula="of:=([.A3]-[.$D$8])^2" office:value-type="float" office:value="27.3609467455621" calcext:value-type="float">
            <text:p>27,3609467455621</text:p>
          </table:table-cell>
          <table:table-cell table:formula="of:=([.B3]-[.$D$8])^2" office:value-type="float" office:value="4.97633136094675" calcext:value-type="float">
            <text:p>4,97633136094675</text:p>
          </table:table-cell>
          <table:table-cell table:formula="of:=([.C3]-[.$D$8])^2" office:value-type="float" office:value="0.0532544378698225" calcext:value-type="float">
            <text:p>0,053254437869823</text:p>
          </table:table-cell>
          <table:table-cell table:formula="of:=([.D3]-[.$D$8])^2" office:value-type="float" office:value="14.207100591716" calcext:value-type="float">
            <text:p>14,207100591716</text:p>
          </table:table-cell>
          <table:table-cell table:formula="of:=([.E3]-[.$D$8])^2" office:value-type="float" office:value="0.0532544378698225" calcext:value-type="float">
            <text:p>0,053254437869823</text:p>
          </table:table-cell>
          <table:table-cell table:formula="of:=([.F3]-[.$D$8])^2" office:value-type="float" office:value="7.66863905325444" calcext:value-type="float">
            <text:p>7,66863905325444</text:p>
          </table:table-cell>
          <table:table-cell table:formula="of:=([.G3]-[.$D$8])^2" office:value-type="float" office:value="0.0532544378698225" calcext:value-type="float">
            <text:p>0,053254437869823</text:p>
          </table:table-cell>
          <table:table-cell table:formula="of:=([.H3]-[.$D$8])^2" office:value-type="float" office:value="1.51479289940828" calcext:value-type="float">
            <text:p>1,51479289940828</text:p>
          </table:table-cell>
          <table:table-cell table:formula="of:=([.I3]-[.$D$8])^2" office:value-type="float" office:value="7.66863905325444" calcext:value-type="float">
            <text:p>7,66863905325444</text:p>
          </table:table-cell>
          <table:table-cell table:formula="of:=([.J3]-[.$D$8])^2" office:value-type="float" office:value="3.1301775147929" calcext:value-type="float">
            <text:p>3,1301775147929</text:p>
          </table:table-cell>
          <table:table-cell table:formula="of:=([.K3]-[.$D$8])^2" office:value-type="float" office:value="0.0532544378698225" calcext:value-type="float">
            <text:p>0,053254437869823</text:p>
          </table:table-cell>
          <table:table-cell table:formula="of:=([.L3]-[.$D$8])^2" office:value-type="float" office:value="1.51479289940828" calcext:value-type="float">
            <text:p>1,51479289940828</text:p>
          </table:table-cell>
          <table:table-cell table:formula="of:=([.M3]-[.$D$8])^2" office:value-type="float" office:value="0.0532544378698225" calcext:value-type="float">
            <text:p>0,053254437869823</text:p>
          </table:table-cell>
          <table:table-cell table:number-columns-repeated="11"/>
        </table:table-row>
        <table:table-row table:style-name="ro1">
          <table:table-cell table:formula="of:=([.$D$9]-(87-[.A3]))^2" office:value-type="float" office:value="27.3609467455621" calcext:value-type="float">
            <text:p>27,3609467455621</text:p>
          </table:table-cell>
          <table:table-cell table:formula="of:=([.$D$9]-(87-[.B3]))^2" office:value-type="float" office:value="4.97633136094673" calcext:value-type="float">
            <text:p>4,97633136094673</text:p>
          </table:table-cell>
          <table:table-cell table:formula="of:=([.$D$9]-(87-[.C3]))^2" office:value-type="float" office:value="0.0532544378698205" calcext:value-type="float">
            <text:p>0,053254437869821</text:p>
          </table:table-cell>
          <table:table-cell table:formula="of:=([.$D$9]-(87-[.D3]))^2" office:value-type="float" office:value="14.207100591716" calcext:value-type="float">
            <text:p>14,207100591716</text:p>
          </table:table-cell>
          <table:table-cell table:formula="of:=([.$D$9]-(87-[.E3]))^2" office:value-type="float" office:value="0.0532544378698205" calcext:value-type="float">
            <text:p>0,053254437869821</text:p>
          </table:table-cell>
          <table:table-cell table:formula="of:=([.$D$9]-(87-[.F3]))^2" office:value-type="float" office:value="7.66863905325446" calcext:value-type="float">
            <text:p>7,66863905325446</text:p>
          </table:table-cell>
          <table:table-cell table:formula="of:=([.$D$9]-(87-[.G3]))^2" office:value-type="float" office:value="0.0532544378698205" calcext:value-type="float">
            <text:p>0,053254437869821</text:p>
          </table:table-cell>
          <table:table-cell table:formula="of:=([.$D$9]-(87-[.H3]))^2" office:value-type="float" office:value="1.51479289940827" calcext:value-type="float">
            <text:p>1,51479289940827</text:p>
          </table:table-cell>
          <table:table-cell table:formula="of:=([.$D$9]-(87-[.I3]))^2" office:value-type="float" office:value="7.66863905325446" calcext:value-type="float">
            <text:p>7,66863905325446</text:p>
          </table:table-cell>
          <table:table-cell table:formula="of:=([.$D$9]-(87-[.J3]))^2" office:value-type="float" office:value="3.13017751479291" calcext:value-type="float">
            <text:p>3,13017751479291</text:p>
          </table:table-cell>
          <table:table-cell table:formula="of:=([.$D$9]-(87-[.K3]))^2" office:value-type="float" office:value="0.0532544378698205" calcext:value-type="float">
            <text:p>0,053254437869821</text:p>
          </table:table-cell>
          <table:table-cell table:formula="of:=([.$D$9]-(87-[.L3]))^2" office:value-type="float" office:value="1.51479289940827" calcext:value-type="float">
            <text:p>1,51479289940827</text:p>
          </table:table-cell>
          <table:table-cell table:formula="of:=([.$D$9]-(87-[.M3]))^2" office:value-type="float" office:value="0.0532544378698205" calcext:value-type="float">
            <text:p>0,053254437869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M3])" office:value-type="float" office:value="68" calcext:value-type="float">
            <text:p>68</text:p>
          </table:table-cell>
          <table:table-cell table:formula="of:=SUM([.A4:.M4])" office:value-type="float" office:value="13" calcext:value-type="float">
            <text:p>13</text:p>
          </table:table-cell>
          <table:table-cell table:formula="of:=[.A8]/(87*[.B8])" office:value-type="float" office:value="0.0601237842617153" calcext:value-type="float">
            <text:p>0,060123784261715</text:p>
          </table:table-cell>
          <table:table-cell table:formula="of:=[.A8]/[.B8]" office:value-type="float" office:value="5.23076923076923" calcext:value-type="float">
            <text:p>5,23076923076923</text:p>
          </table:table-cell>
          <table:table-cell table:formula="of:=SQRT(SUM([.A5:.M5])/[.B8])" office:value-type="float" office:value="2.29225606550021" calcext:value-type="float">
            <text:p>2,29225606550021</text:p>
          </table:table-cell>
          <table:table-cell table:formula="of:=[.E8]/87" office:value-type="float" office:value="0.0263477708678185" calcext:value-type="float">
            <text:p>0,026347770867819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39876215738285" calcext:value-type="float">
            <text:p>0,939876215738285</text:p>
          </table:table-cell>
          <table:table-cell table:formula="of:=[.C9]*87" office:value-type="float" office:value="81.7692307692308" calcext:value-type="float">
            <text:p>81,7692307692308</text:p>
          </table:table-cell>
          <table:table-cell table:formula="of:=SQRT(SUM([.A6:.M6])/[.B8])" office:value-type="float" office:value="2.29225606550021" calcext:value-type="float">
            <text:p>2,29225606550021</text:p>
          </table:table-cell>
          <table:table-cell table:formula="of:=[.E9]/87" office:value-type="float" office:value="0.0263477708678185" calcext:value-type="float">
            <text:p>0,026347770867819</text:p>
          </table:table-cell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.00.0000</text:date>, <text:time style:data-style-name="N2" text:time-value="08:00:07.98976565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15T09:11:55.335337028</dc:date>
    <meta:editing-duration>PT10H57M1S</meta:editing-duration>
    <meta:editing-cycles>183</meta:editing-cycles>
    <meta:document-statistic meta:table-count="4" meta:cell-count="681" meta:object-count="0"/>
  </office:meta>
</office:document-meta>
</file>